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2pt" fo:font-weight="bold" officeooo:rsid="001dddcf" officeooo:paragraph-rsid="001dddcf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2pt" fo:font-weight="normal" officeooo:rsid="001dddcf" officeooo:paragraph-rsid="001dddcf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paragraph-rsid="0020805b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20805b" officeooo:paragraph-rsid="0020805b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text-line-through-style="none" style:text-line-through-type="none" fo:font-weight="normal" officeooo:rsid="0020805b" officeooo:paragraph-rsid="0020805b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text-line-through-style="none" style:text-line-through-type="none" fo:font-weight="normal" officeooo:rsid="0020805b" officeooo:paragraph-rsid="002240c5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text-line-through-style="none" style:text-line-through-type="none" fo:font-weight="normal" officeooo:rsid="002240c5" officeooo:paragraph-rsid="002240c5" style:font-weight-asian="normal" style:font-weight-complex="normal"/>
    </style:style>
    <style:style style:name="T1" style:family="text">
      <style:text-properties officeooo:rsid="001dddc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ddcf" style:font-weight-asian="normal" style:font-weight-complex="normal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dddcf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20805b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240c5" style:font-size-asian="12pt" style:font-weight-asian="bold" style:font-size-complex="12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officeooo:rsid="001dddcf" style:font-size-asian="12pt" style:font-size-complex="12pt"/>
    </style:style>
    <style:style style:name="T10" style:family="text">
      <style:text-properties style:font-name="Arial" fo:font-size="12pt" officeooo:rsid="00218568" style:font-size-asian="12pt" style:font-size-complex="12pt"/>
    </style:style>
    <style:style style:name="T11" style:family="text">
      <style:text-properties style:text-line-through-style="none" style:text-line-through-type="none" style:font-name="Arial" fo:font-size="12pt" officeooo:rsid="00218568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78 </text:span><text:span text:style-name="T3">– </text:span><text:span text:style-name="T2">COMANDOS LOCATE, UPDATEDB, WHICH, WHEREIS – BUSCA DE ARQUIVOS NO LINUX</text:span></text:h>
      <text:p text:style-name="P2">*** COMANDO LOCATE ***</text:p>
      <text:p text:style-name="P3">Permite encontrar arquivos por seus nomes. </text:p>
      <text:p text:style-name="P3">Busca em um índice de arquivos, atualizado diariamente, o que torna essa busca mais rápida.</text:p>
      <text:p text:style-name="P3">Sintaxe</text:p>
      <text:p text:style-name="P3">locate &lt;nome_arquivo&gt;</text:p>
      <text:p text:style-name="P3">Opções:</text:p>
      <text:p text:style-name="P3">-i <text:tab/>permite ignorar o caso</text:p>
      <text:p text:style-name="P3">-c<text:tab/>Imprime o número de arquivos encontrados</text:p>
      <text:p text:style-name="P3">O comando updatedb atualiza o banco de dados de arquivos imediatamente</text:p>
      <text:p text:style-name="P4"><text:span text:style-name="T5">*** COMANDO </text:span><text:span text:style-name="T6">WHEREIS</text:span><text:span text:style-name="T5"> ***</text:span></text:p>
      <text:p text:style-name="P5"><text:span text:style-name="T9">E</text:span><text:span text:style-name="T8">ste comando retorna o caminho de um programa executável, suas fontes e páginas de manual</text:span></text:p>
      <text:p text:style-name="P5"><text:span text:style-name="T8">Sintaxe:</text:span></text:p>
      <text:p text:style-name="P5"><text:span text:style-name="T8">whereis &lt;programa&gt;</text:span></text:p>
      <text:p text:style-name="P5"><text:span text:style-name="T8">Ex.: whereis ls</text:span></text:p>
      <text:p text:style-name="P5"><text:span text:style-name="T8">Opções:</text:span></text:p>
      <text:p text:style-name="P5"><text:span text:style-name="T8">-b <text:tab/>Somente arquivos binários</text:span></text:p>
      <text:p text:style-name="P5"><text:span text:style-name="T8">-m <text:tab/>Somente páginas de manual</text:span></text:p>
      <text:p text:style-name="P6"><text:span text:style-name="T8">-s <text:tab/></text:span><text:span text:style-name="T10">Arquivo de código-fonte</text:span></text:p>
      <text:p text:style-name="P7"><text:span text:style-name="T5">*** COMANDO </text:span><text:span text:style-name="T4">WHI</text:span><text:span text:style-name="T7">CH</text:span><text:span text:style-name="T5"> ***</text:span></text:p>
      <text:p text:style-name="P8"><text:span text:style-name="T9">O </text:span><text:span text:style-name="T8">comando which informa a localização de um comando e exibe o caminho até seu executável</text:span></text:p>
      <text:p text:style-name="P8"><text:span text:style-name="T8">Sintaxe:</text:span></text:p>
      <text:p text:style-name="P8"><text:span text:style-name="T8">which &lt;programa&gt;</text:span></text:p>
      <text:p text:style-name="P8"><text:span text:style-name="T8">Ex.:</text:span></text:p>
      <text:p text:style-name="P8"><text:span text:style-name="T8">which pwd</text:span></text:p>
      <text:p text:style-name="P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4:22:25.847979232</meta:creation-date>
    <dc:date>2020-08-15T14:51:24.064304192</dc:date>
    <meta:editing-duration>PT8M34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5" meta:word-count="128" meta:character-count="796" meta:non-whitespace-character-count="686"/>
  </office:meta>
</office:document-meta>
</file>